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094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6/28/2020</text:p>
          </table:table-cell>
          <table:table-cell table:style-name="taxable_event_note_default" office:value-type="string">
            <text:p>02/09/2022</text:p>
          </table:table-cell>
          <table:table-cell table:style-name="taxable_event_note_fiat" office:value="419.505268" office:value-type="float"/>
          <table:table-cell table:style-name="acquired_lot_note_fiat" office:value="122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97.305268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00940000 of 0.01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2: 0.00940000 of 0.02000000 BTC</text:p>
          </table:table-cell>
          <table:table-cell table:style-name="taxable_event_note_default" office:value-type="string">
            <text:p>73085629ae85678f90238d45239815ee94237fb2340634355fac24982e245b23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2-09 11:45:34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06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2/2022</text:p>
          </table:table-cell>
          <table:table-cell table:style-name="taxable_event_note_default" office:value-type="string">
            <text:p>02/09/2022</text:p>
          </table:table-cell>
          <table:table-cell table:style-name="taxable_event_note_fiat" office:value="473.059132" office:value-type="float"/>
          <table:table-cell table:style-name="acquired_lot_note_fiat" office:value="376.2464646464646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6.81266735353536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01060000 of 0.99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2/2: 0.01060000 of 0.02000000 BTC</text:p>
          </table:table-cell>
          <table:table-cell table:style-name="taxable_event_note_default" office:value-type="string">
            <text:p>73085629ae85678f90238d45239815ee94237fb2340634355fac24982e245b23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2-09 11:45:34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002" office:value-type="float"/>
          <table:table-cell table:style-name="transparent_border_default" office:value-type="string">
            <text:p>BTC</text:p>
          </table:table-cell>
          <table:table-cell table:style-name="acquired_lot_note_border_default" office:value-type="string">
            <text:p>06/28/2020</text:p>
          </table:table-cell>
          <table:table-cell table:style-name="taxable_event_note_border_default" office:value-type="string">
            <text:p>01/14/2022</text:p>
          </table:table-cell>
          <table:table-cell table:style-name="taxable_event_note_border_fiat" office:value="8.390422" office:value-type="float"/>
          <table:table-cell table:style-name="acquired_lot_note_border_fiat" office:value="2.6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5.790422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4: 0.00020000 of 0.01000000 BTC</text:p>
          </table:table-cell>
          <table:table-cell table:style-name="acquired_lot_note_border_default" office:value-type="string">
            <text:p>__unknown</text:p>
          </table:table-cell>
          <table:table-cell table:style-name="taxable_event_note_border_default" office:value-type="string">
            <text:p>1/1: 0.00020000 of 0.00020000 BTC</text:p>
          </table:table-cell>
          <table:table-cell table:style-name="taxable_event_note_border_default" office:value-type="string">
            <text:p>28fde44268ac826b66a7ce99a8723b8cf23a836729b1a23cb4986898ad0096bf0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2-01-14 03:23:38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0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6/28/2020</text:p>
          </table:table-cell>
          <table:table-cell table:style-name="taxable_event_note_default" office:value-type="string">
            <text:p>01/18/2022</text:p>
          </table:table-cell>
          <table:table-cell table:style-name="taxable_event_note_fiat" office:value="4.173681" office:value-type="float"/>
          <table:table-cell table:style-name="acquired_lot_note_fiat" office:value="1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873681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0010000 of 0.01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0010000 of 0.00010000 BTC</text:p>
          </table:table-cell>
          <table:table-cell table:style-name="taxable_event_note_default" office:value-type="string">
            <text:p>9237a6ed823577c528093ead63568aa25588987534bce3487ff7772ab00589218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1-18 15:27:18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003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6/28/2020</text:p>
          </table:table-cell>
          <table:table-cell table:style-name="taxable_event_note_default" office:value-type="string">
            <text:p>01/25/2022</text:p>
          </table:table-cell>
          <table:table-cell table:style-name="taxable_event_note_fiat" office:value="10.93902" office:value-type="float"/>
          <table:table-cell table:style-name="acquired_lot_note_fiat" office:value="3.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.03902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0030000 of 0.01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0030000 of 0.00030000 BTC</text:p>
          </table:table-cell>
          <table:table-cell table:style-name="taxable_event_note_default" office:value-type="string">
            <text:p>6048ee3018b7852d93346fa82eb37645dc5014d625ef982aa823718f9238b6569a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1-25 02:58:40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4-16T08:07:46.859145</dc:date>
    <meta:editing-duration>P1DT10H42M59S</meta:editing-duration>
    <meta:editing-cycles>112</meta:editing-cycles>
    <meta:generator>http://pypi.python.org/pypi/ezodf/0.1.0$Python3.10.4 | packaged by conda-forge | (main, Mar 24 2022, 17:32:50) [MSC v.1929 64 bit (AMD64)]</meta:generator>
    <meta:document-statistic meta:table-count="15" meta:cell-count="575" meta:object-count="0"/>
  </office:meta>
</office:document-meta>
</file>